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1" style:family="paragraph" style:parent-style-name="Standard"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officeooo:rsid="0027d2a3" officeooo:paragraph-rsid="0027d2a3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27d2a3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27d2a3" fo:background-color="transparent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27d2a3" fo:background-color="transparent"/>
    </style:style>
    <style:style style:name="P2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27d2a3" fo:background-color="transparent"/>
    </style:style>
    <style:style style:name="P27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99113" officeooo:paragraph-rsid="00299113" style:font-name-asian="Times New Roman2" style:font-size-asian="14pt" style:font-name-complex="Times New Roman2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2a1bee" officeooo:paragraph-rsid="002a1bee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officeooo:rsid="0011d073" officeooo:paragraph-rsid="002dbf30" style:font-size-asian="14pt" style:font-size-complex="14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monospace" fo:font-size="10pt" fo:font-weight="normal" officeooo:paragraph-rsid="0035c280" style:font-size-asian="10pt" style:font-weight-asian="normal" style:font-name-complex="Times New Roman2" style:font-size-complex="10pt" style:font-weight-complex="normal"/>
    </style:style>
    <style:style style:name="P34" style:family="paragraph" style:parent-style-name="List_20_Paragraph" style:list-style-name="WWNum1">
      <style:text-properties style:font-name="Times New Roman" fo:font-size="14pt" style:font-size-asian="14pt" style:font-name-complex="Times New Roman2" style:font-size-complex="14pt"/>
    </style:style>
    <style:style style:name="P35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99113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" style:font-name-complex="Times New Roman2"/>
    </style:style>
    <style:style style:name="T7" style:family="text">
      <style:text-properties style:font-name="Times New Roman" officeooo:rsid="002dbf30" style:font-name-complex="Times New Roman2"/>
    </style:style>
    <style:style style:name="T8" style:family="text">
      <style:text-properties style:font-name="Times New Roman" officeooo:rsid="002f863e" style:font-name-complex="Times New Roman2"/>
    </style:style>
    <style:style style:name="T9" style:family="text">
      <style:text-properties style:font-name="Times New Roman" fo:language="en" fo:country="US" style:font-name-complex="Times New Roman2"/>
    </style:style>
    <style:style style:name="T10" style:family="text">
      <style:text-properties style:font-name="Times New Roman" fo:language="en" fo:country="US" fo:font-weight="bold" officeooo:rsid="0027d2a3" style:font-weight-asian="bold" style:font-name-complex="Times New Roman2"/>
    </style:style>
    <style:style style:name="T11" style:family="text">
      <style:text-properties style:font-name="Times New Roman" fo:language="en" fo:country="US" fo:font-weight="bold" style:font-weight-asian="bold" style:font-name-complex="Times New Roman2" style:font-weight-complex="bold"/>
    </style:style>
    <style:style style:name="T12" style:family="text">
      <style:text-properties style:font-name="Times New Roman" fo:font-weight="bold" style:font-weight-asian="bold" style:font-name-complex="Times New Roman2"/>
    </style:style>
    <style:style style:name="T13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fo:color="#000000" style:font-name="Times New Roman" fo:font-size="14pt" officeooo:rsid="00299113" style:font-name-asian="Times New Roman2" style:font-size-asian="14pt" style:font-name-complex="Times New Roman2" style:font-size-complex="14pt"/>
    </style:style>
    <style:style style:name="T15" style:family="text">
      <style:text-properties fo:color="#000000" style:font-name="Times New Roman" fo:font-size="14pt" fo:language="en" fo:country="US" officeooo:rsid="00299113" style:font-name-asian="Times New Roman2" style:font-size-asian="14pt" style:font-name-complex="Times New Roman2" style:font-size-complex="14pt"/>
    </style:style>
    <style:style style:name="T16" style:family="text">
      <style:text-properties fo:color="#000000" style:font-name="Times New Roman" fo:font-size="14pt" fo:language="en" fo:country="US" officeooo:rsid="0033ed98" style:font-name-asian="Times New Roman2" style:font-size-asian="14pt" style:font-name-complex="Times New Roman2" style:font-size-complex="14pt"/>
    </style:style>
    <style:style style:name="T17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8" style:family="text">
      <style:text-properties officeooo:rsid="002bfbb7"/>
    </style:style>
    <style:style style:name="T19" style:family="text">
      <style:text-properties officeooo:rsid="0033ed98"/>
    </style:style>
    <style:style style:name="T2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Авиационный Институт</text:p>
      <text:p text:style-name="P7">(Национальный Исследовательский Университет)</text:p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10"/>
      <text:p text:style-name="P10"/>
      <text:p text:style-name="P15"><text:span text:style-name="T12">Лабораторная работ №</text:span><text:span text:style-name="T10">2</text:span><text:span text:style-name="T12"> по курсу</text:span><text:span text:style-name="T11"> </text:span></text:p>
      <text:p text:style-name="P13">«Операционные системы»</text:p>
      <text:p text:style-name="P6"/>
      <text:p text:style-name="P12">Управление процессами <text:s/>в ОС</text:p>
      <text:p text:style-name="P11"/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ext:p text:style-name="P25"/>
      <text:p text:style-name="P25"/>
      <text:p text:style-name="P25"/>
      <text:p text:style-name="P25"/>
      <text:p text:style-name="P24"><text:span text:style-name="T13">Студент: </text:span><text:span text:style-name="T16">Болдырев Антон Константинович</text:span></text:p>
      <text:p text:style-name="P26"><text:span text:style-name="T13">Группа: М8</text:span><text:span text:style-name="T14">О</text:span><text:span text:style-name="T13">-20</text:span><text:span text:style-name="T15">6</text:span><text:span text:style-name="T13">Б-18</text:span></text:p>
      <text:p text:style-name="P26"><text:span text:style-name="T13">Вариант: </text:span><text:span text:style-name="T16">6</text:span></text:p>
      <text:p text:style-name="P16">Преподаватель: Соколов Андрей <text:s/>Алексеевич</text:p>
      <text:p text:style-name="P16">Оценка: ___________</text:p>
      <text:p text:style-name="P16">Дата: ___________</text:p>
      <text:p text:style-name="P24"><text:span text:style-name="T17">Подпись</text:span><text:span text:style-name="T13">: ___________</text:span></text:p>
      <text:p text:style-name="P17"/>
      <text:p text:style-name="P17"/>
      <text:p text:style-name="P17">Москва, 2019</text:p>
      <text:p text:style-name="P14"><text:soft-page-break/>Содержание</text:p>
      <text:list xml:id="list3114460701" text:style-name="WWNum1">
        <text:list-item>
          <text:p text:style-name="P34">Постановка задачи</text:p>
        </text:list-item>
        <text:list-item>
          <text:p text:style-name="P34">Общие сведения о программе</text:p>
        </text:list-item>
        <text:list-item>
          <text:p text:style-name="P34">Общий метод и алгоритм решения</text:p>
        </text:list-item>
        <text:list-item>
          <text:p text:style-name="P34">Основные файлы программы</text:p>
        </text:list-item>
        <text:list-item>
          <text:p text:style-name="P34">Демонстрация работы программы</text:p>
        </text:list-item>
        <text:list-item>
          <text:p text:style-name="P34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Постановка задачи</text:span><text:span text:style-name="T1">.</text:span></text:p>
      <text:p text:style-name="P29">На вход программе подаётся команда интерпретатора команд. Программа должна произвести вывод команды <text:span text:style-name="T19">заменяя знаки табуляции и space на знаки «____» и «_» соответственно</text:span>.</text:p>
      <text:p text:style-name="P27"/>
      <text:p text:style-name="P27"/>
      <text:p text:style-name="P27"/>
      <text:p text:style-name="P21">Общие сведения о программе</text:p>
      <text:p text:style-name="P20"><text:span text:style-name="T1">Программа компилируется из </text:span><text:span text:style-name="T2">файла</text:span><text:span text:style-name="T1"> </text:span><text:span text:style-name="T5">main.c</text:span><text:span text:style-name="T1">.</text:span><text:span text:style-name="T5"> </text:span><text:span text:style-name="T1">В программе используются следующие системные вызовы</text:span><text:span text:style-name="T5">:</text:span></text:p>
      <text:list xml:id="list3282102421" text:style-name="WWNum2">
        <text:list-item>
          <text:p text:style-name="P35"><text:span text:style-name="T4">read</text:span><text:span text:style-name="T5"> – </text:span><text:span text:style-name="T1">для чтения данных </text:span><text:span text:style-name="T2">из</text:span><text:span text:style-name="T1"> </text:span><text:span text:style-name="T2">pipe</text:span><text:span text:style-name="T5">.</text:span></text:p>
        </text:list-item>
        <text:list-item>
          <text:p text:style-name="P35"><text:span text:style-name="T4">write</text:span><text:span text:style-name="T1"> – для записи данных в </text:span><text:span text:style-name="T2">pipe</text:span><text:span text:style-name="T5">.</text:span></text:p>
        </text:list-item>
        <text:list-item>
          <text:p text:style-name="P35"><text:span text:style-name="T4">pipe</text:span><text:span text:style-name="T1"> – для создания однонаправленного канала, через который </text:span><text:span text:style-name="T2">из дочернего процесса данные передаются родительскому</text:span><text:span text:style-name="T1">. Возвращает два дескриптора файлов: для чтения и для записи.</text:span></text:p>
        </text:list-item>
        <text:list-item>
          <text:p text:style-name="P35"><text:span text:style-name="T4">fork</text:span><text:span text:style-name="T1"> </text:span><text:span text:style-name="T5">– </text:span><text:span text:style-name="T1">для создания дочернего процесса.</text:span></text:p>
        </text:list-item>
        <text:list-item>
          <text:p text:style-name="P35"><text:span text:style-name="T4">close</text:span><text:span text:style-name="T1"> – для закрытия </text:span><text:span text:style-name="T2">pipe</text:span><text:span text:style-name="T1"> после окончания </text:span><text:span text:style-name="T2">считывания результата выполнения команды</text:span><text:span text:style-name="T1">.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ext:p text:style-name="P22"/>
      <text:p text:style-name="P21"/>
      <text:p text:style-name="P19"><text:span text:style-name="T3">Общий метод и алгоритм решения</text:span><text:span text:style-name="T1">.</text:span></text:p>
      <text:p text:style-name="P28">С помощью fork() создаётся дочерний процесс. Для обмена данными между дочерним и родительским процессами создаём pipe. Если pid равен нулю, то идёт выполнение дочернего процесса. В неё мы используем dup2(), где перенаправляем стандартный поток вывода в pipe. Далее с помощью execvp() <text:span text:style-name="T18">выполняется команда интерпретатора команд, в результате её работы попадает в pipe. Родительский процесс использует waitpid(), чтобы начать своё выполнение после дочернего. Далее из pipe() по одному перебираются все символы. Если это пробел, то он переводится в «_». После этого результат работы выводится в стандартный поток вывода.</text:span></text:p>
      <text:p text:style-name="P30"/>
      <text:p text:style-name="P19"><text:span text:style-name="T3">Файлы программы</text:span><text:span text:style-name="T1">.</text:span></text:p>
      <text:p text:style-name="P8">main.c</text:p>
      <text:p text:style-name="P8"/>
      <text:p text:style-name="P18">#include &lt;stdio.h&gt;</text:p>
      <text:p text:style-name="P18">#include &lt;stdlib.h&gt;</text:p>
      <text:p text:style-name="P18">#include &lt;errno.h&gt;</text:p>
      <text:p text:style-name="P18">#include &lt;unistd.h&gt;</text:p>
      <text:p text:style-name="P18">#include &lt;sys/types.h&gt;</text:p>
      <text:p text:style-name="P18">#include &lt;sys/wait.h&gt;</text:p>
      <text:p text:style-name="P18">int main(int argc, char** argv)</text:p>
      <text:p text:style-name="P18">{</text:p>
      <text:p text:style-name="P18"><text:s text:c="4"/>pid_t pid;</text:p>
      <text:p text:style-name="P18"><text:s text:c="4"/>int rv;</text:p>
      <text:p text:style-name="P18"><text:s text:c="4"/>int fd[2];</text:p>
      <text:p text:style-name="P18"><text:s text:c="4"/>if (pipe(fd) == -1) {</text:p>
      <text:p text:style-name="P18"><text:s text:c="8"/>perror("pipe error");</text:p>
      <text:p text:style-name="P18"><text:s text:c="8"/>exit(1);</text:p>
      <text:p text:style-name="P18"><text:s text:c="4"/>}</text:p>
      <text:p text:style-name="P18"><text:s text:c="4"/>switch ( pid = fork() ) {</text:p>
      <text:p text:style-name="P18"><text:s text:c="8"/>case -1:</text:p>
      <text:p text:style-name="P18"><text:s text:c="12"/>perror("fork");</text:p>
      <text:p text:style-name="P18"><text:s text:c="12"/>exit(1);</text:p>
      <text:p text:style-name="P18"><text:soft-page-break/></text:p>
      <text:p text:style-name="P18"><text:s text:c="8"/>case 0:</text:p>
      <text:p text:style-name="P18"><text:s text:c="12"/>close(fd[0]); <text:s text:c="20"/>// потомок не читает</text:p>
      <text:p text:style-name="P18"><text:s text:c="12"/>dup2(fd[1], STDOUT_FILENO); <text:s text:c="6"/>// перенаправление stdout</text:p>
      <text:p text:style-name="P18"><text:s text:c="12"/>rv = execvp(argv[1], argv + 1);</text:p>
      <text:p text:style-name="P18"><text:s text:c="12"/>exit(0);</text:p>
      <text:p text:style-name="P18"/>
      <text:p text:style-name="P18"><text:s text:c="8"/>default:</text:p>
      <text:p text:style-name="P18"><text:s text:c="12"/>waitpid(pid, &amp;rv, 0);</text:p>
      <text:p text:style-name="P18"><text:s text:c="12"/>close(fd[1]); <text:s text:c="20"/>// родитель не записывает</text:p>
      <text:p text:style-name="P18"><text:s text:c="12"/>char buf[1];</text:p>
      <text:p text:style-name="P18"><text:s text:c="12"/>while(read(fd[0], buf, 1) &gt; 0) {</text:p>
      <text:p text:style-name="P18"><text:s text:c="16"/>if (buf[0] == ' ') {</text:p>
      <text:p text:style-name="P18"><text:s text:c="20"/>buf[0] = '_'; <text:s text:c="2"/>//замена замена пробелов на нижнее подчеркивание</text:p>
      <text:p text:style-name="P18"><text:s text:c="16"/>}</text:p>
      <text:p text:style-name="P18"><text:s text:c="16"/>write(1, buf, 1); <text:s text:c="12"/>// в stdout</text:p>
      <text:p text:style-name="P18"><text:s text:c="12"/>}</text:p>
      <text:p text:style-name="P18"><text:s text:c="12"/>exit(WEXITSTATUS(rv));</text:p>
      <text:p text:style-name="P18"><text:s text:c="12"/>wait(0);</text:p>
      <text:p text:style-name="P18"><text:s text:c="4"/>}</text:p>
      <text:p text:style-name="P18">return 0;</text:p>
      <text:p text:style-name="P18">}</text:p>
      <text:p text:style-name="P9"/>
      <text:p text:style-name="P23"/>
      <text:p text:style-name="P23"/>
      <text:p text:style-name="P4">Демонстрация работы программы.</text:p>
      <text:p text:style-name="P33">anton@anton-Lenovo-ideapad-320-15IKB:~/OS/OS_Lab_2_1.1$ ./a.out cat main.c | head -50</text:p>
      <text:p text:style-name="P33">#include_&lt;stdio.h&gt;</text:p>
      <text:p text:style-name="P33">#include_&lt;stdlib.h&gt;</text:p>
      <text:p text:style-name="P33">#include_&lt;errno.h&gt;</text:p>
      <text:p text:style-name="P33">#include_&lt;unistd.h&gt;</text:p>
      <text:p text:style-name="P33">#include_&lt;sys/types.h&gt;</text:p>
      <text:p text:style-name="P33">#include_&lt;sys/wait.h&gt;</text:p>
      <text:p text:style-name="P33">int_main(int_argc,_char**_argv)</text:p>
      <text:p text:style-name="P33">{</text:p>
      <text:p text:style-name="P33">____pid_t_pid;</text:p>
      <text:p text:style-name="P33">____int_rv;</text:p>
      <text:p text:style-name="P33">____int_fd[2];</text:p>
      <text:p text:style-name="P33">____if_(pipe(fd)_==_-1)_{</text:p>
      <text:p text:style-name="P33">________perror("pipe_error");</text:p>
      <text:p text:style-name="P33">________exit(1);</text:p>
      <text:p text:style-name="P33">____}</text:p>
      <text:p text:style-name="P33">____switch_(_pid_=_fork()_)_{</text:p>
      <text:p text:style-name="P33">________case_-1:</text:p>
      <text:p text:style-name="P33">____________perror("fork");</text:p>
      <text:p text:style-name="P33">____________exit(1);</text:p>
      <text:p text:style-name="P33"/>
      <text:p text:style-name="P33">________case_0:</text:p>
      <text:p text:style-name="P33"><text:soft-page-break/>____________close(fd[0]);_____________________//_потомок_не_читает</text:p>
      <text:p text:style-name="P33">____________dup2(fd[1],_STDOUT_FILENO);_______//_перенаправление_stdout</text:p>
      <text:p text:style-name="P33">____________rv_=_execvp(argv[1],_argv_+_1);</text:p>
      <text:p text:style-name="P33">____________exit(0);</text:p>
      <text:p text:style-name="P33"/>
      <text:p text:style-name="P33">________default:</text:p>
      <text:p text:style-name="P33">____________waitpid(pid,_&amp;rv,_0);</text:p>
      <text:p text:style-name="P33">____________close(fd[1]);_____________________//_родитель_не_записывает</text:p>
      <text:p text:style-name="P33">____________char_buf[1];</text:p>
      <text:p text:style-name="P33">____________while(read(fd[0],_buf,_1)_&gt;_0)_{</text:p>
      <text:p text:style-name="P33">________________if_(buf[0]_==_'_')_{</text:p>
      <text:p text:style-name="P33">____________________buf[0]_=_'_';___//замена_замена_пробелов_на_нижнее_подчеркивание</text:p>
      <text:p text:style-name="P33">________________}</text:p>
      <text:p text:style-name="P33">________________write(1,_buf,_1);_____________//_в_stdout</text:p>
      <text:p text:style-name="P33">____________}</text:p>
      <text:p text:style-name="P33">____________exit(WEXITSTATUS(rv));</text:p>
      <text:p text:style-name="P33">____________wait(0);</text:p>
      <text:p text:style-name="P33">____}</text:p>
      <text:p text:style-name="P33">return_0;</text:p>
      <text:p text:style-name="P33">}</text:p>
      <text:p text:style-name="P33">anton@anton-Lenovo-ideapad-320-15IKB:~/OS/OS_Lab_2_1.1$ ./a.out man ls</text:p>
      <text:p text:style-name="P33">LS(1)____________________________User_Commands___________________________LS(1)</text:p>
      <text:p text:style-name="P33"/>
      <text:p text:style-name="P33">NAME</text:p>
      <text:p text:style-name="P33">_______ls_-_list_directory_contents</text:p>
      <text:p text:style-name="P33"/>
      <text:p text:style-name="P33">SYNOPSIS</text:p>
      <text:p text:style-name="P33">_______ls_[OPTION]..._[FILE]...</text:p>
      <text:p text:style-name="P33"/>
      <text:p text:style-name="P33">DESCRIPTION</text:p>
      <text:p text:style-name="P33">_______List__information__about__the_FILEs_(the_current_directory_by_default).</text:p>
      <text:p text:style-name="P33">_______Sort_entries_alphabetically_if_none_of_-cftuvSUX_nor_--sort__is__speci‐</text:p>
      <text:p text:style-name="P33">_______fied.</text:p>
      <text:p text:style-name="P33"/>
      <text:p text:style-name="P33">_______Mandatory__arguments__to__long__options_are_mandatory_for_short_options</text:p>
      <text:p text:style-name="P33">_______too.</text:p>
      <text:p text:style-name="P33"/>
      <text:p text:style-name="P33">_______-a,_--all</text:p>
      <text:p text:style-name="P33">______________do_not_ignore_entries_starting_with_.</text:p>
      <text:p text:style-name="P33"/>
      <text:p text:style-name="P33">_______-A,_--almost-all</text:p>
      <text:p text:style-name="P33">______________do_not_list_implied_._and_..</text:p>
      <text:p text:style-name="P33"/>
      <text:p text:style-name="P33">_______--author</text:p>
      <text:p text:style-name="P33">______________with_-l,_print_the_author_of_each_file</text:p>
      <text:p text:style-name="P33"/>
      <text:p text:style-name="P33">_______-b,_--escape</text:p>
      <text:p text:style-name="P33">______________print_C-style_escapes_for_nongraphic_characters</text:p>
      <text:p text:style-name="P33"/>
      <text:p text:style-name="P33">_______--block-size=SIZE</text:p>
      <text:p text:style-name="P33">______________scale_sizes_by_SIZE_before_printing_them;_e.g.,_'--block-size=M'</text:p>
      <text:p text:style-name="P33">______________prints_sizes_in_units_of_1,048,576_bytes;_see_SIZE_format_below</text:p>
      <text:p text:style-name="P33"/>
      <text:p text:style-name="P33"><text:tab/><text:tab/>...</text:p>
      <text:p text:style-name="P5">Вывод</text:p>
      <text:p text:style-name="P31"><text:soft-page-break/><text:span text:style-name="T6">Я научился создавать процессы, используя системный вызов </text:span><text:span text:style-name="T9">fork</text:span><text:span text:style-name="T6">()</text:span><text:span text:style-name="T8">. Также я</text:span><text:span text:style-name="T6"> обрел навыки <text:s/>взаимодействия </text:span><text:span text:style-name="T7">между процессами</text:span><text:span text:style-name="T6"> </text:span><text:span text:style-name="T7">с помощью pipe(), </text:span><text:span text:style-name="T8">получил новые знания о файловых дескрипторах и выполнении команд интерпретатора команд с помощью семейства системных вызовов exec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onospace" svg:font-family="monospace"/>
    <style:font-face style:name="Times New Roman1" svg:font-family="'Times New Roman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29T23:52:28.938688636</dc:date>
    <meta:editing-cycles>50</meta:editing-cycles>
    <meta:editing-duration>PT3H15M18S</meta:editing-duration>
    <meta:generator>LibreOffice/6.0.7.3$Linux_X86_64 LibreOffice_project/00m0$Build-3</meta:generator>
    <meta:document-statistic meta:table-count="0" meta:image-count="0" meta:object-count="0" meta:page-count="7" meta:paragraph-count="142" meta:word-count="491" meta:character-count="5357" meta:non-whitespace-character-count="46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